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Google Sans" svg:font-family="'Google Sans'"/>
    <style:font-face style:name="Google Sans SemiBold" svg:font-family="'Google Sans SemiBold'"/>
    <style:font-face style:name="Roboto" svg:font-family="Roboto"/>
    <style:font-face style:name="Work Sans" svg:font-family="'Work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4" style:family="graphic">
      <style:graphic-properties style:protect="size"/>
    </style:style>
    <style:style style:name="pr1" style:family="presentation" style:parent-style-name="TITLE_5f_1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.423cm" fo:margin-bottom="0.42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95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oboto" fo:font-size="11pt" fo:letter-spacing="normal" fo:font-style="normal" style:text-underline-style="none" fo:font-weight="normal" style:font-name-asian="Roboto" style:font-size-asian="11pt" style:font-style-asian="normal" style:font-weight-asian="normal" style:font-name-complex="Roboto" style:font-size-complex="1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oogle Sans SemiBold" fo:font-size="16pt" fo:letter-spacing="normal" fo:font-style="normal" style:text-underline-style="none" fo:font-weight="bold" style:font-name-asian="Google Sans SemiBold" style:font-size-asian="16pt" style:font-style-asian="normal" style:font-weight-asian="bold" style:font-name-complex="Google Sans SemiBold" style:font-size-complex="1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Google Sans SemiBold" fo:font-size="12pt" fo:letter-spacing="normal" fo:font-style="normal" style:text-underline-style="none" fo:font-weight="bold" style:font-name-asian="Google Sans SemiBold" style:font-size-asian="12pt" style:font-style-asian="normal" style:font-weight-asian="bold" style:font-name-complex="Google Sans SemiBold" style:font-size-complex="1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oogle Sans" fo:font-size="12pt" fo:letter-spacing="normal" fo:font-style="normal" style:text-underline-style="none" fo:font-weight="normal" style:font-name-asian="Google Sans" style:font-size-asian="12pt" style:font-style-asian="normal" style:font-weight-asian="normal" style:font-name-complex="Google Sans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0.5pt" fo:letter-spacing="normal" fo:font-style="normal" style:text-underline-style="none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1">
        <draw:custom-shape draw:name="Google Shape;414;p16" draw:style-name="gr1" draw:text-style-name="P3" draw:layer="layout" svg:width="8.811cm" svg:height="4.187cm" svg:x="0.119cm" svg:y="3.399cm">
          <text:p text:style-name="P1"><text:span text:style-name="T1">The TikTok data team is determined to develop a machine learning model that is able to assist in the classification of claims for user submission.</text:span></text:p>
          <text:p text:style-name="P2"><text:span text:style-name="T1">During this step, the data team will conduct hypothesis testing to further analyze the relationship between verified_status and video_video_view_count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5;p16" draw:style-name="gr2" draw:text-style-name="P3" draw:layer="layout" svg:width="8.095cm" svg:height="5.857cm" svg:x="0.119cm" svg:y="9.358cm">
          <text:p text:style-name="P1"><text:span text:style-name="T1">The analysis indicates that there is a difference in the amount of views between TikTok videos posted by verified accounts versus TikTok videos posted by unverified accounts.</text:span></text:p>
          <text:p text:style-name="P2"><text:span text:style-name="T1">Because of this, these finding suggest there may be fundamental behavioral differences between these two groups of accounts: verified and unverified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6;p16" draw:style-name="gr3" draw:text-style-name="P3" draw:layer="layout" svg:width="14.416cm" svg:height="2.142cm" svg:x="2.867cm" svg:y="0cm">
          <text:p text:style-name="P4"><text:span text:style-name="T2">TikTok Claims Classification Project</text:span></text:p>
          <text:p text:style-name="P4"><text:span text:style-name="T2"/></text:p>
          <text:p text:style-name="P4"><text:span text:style-name="T3">Statistical Testing Results - Executive Summ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7;p16" draw:style-name="gr1" draw:text-style-name="P3" draw:layer="layout" svg:width="8.811cm" svg:height="7.607cm" svg:x="-0.214cm" svg:y="15.878cm">
          <text:p text:style-name="P1"><text:span text:style-name="T4">Investigating the root cause of this behavioral difference should be the next step. Consider the following: </text:span></text:p>
          <text:p text:style-name="P1"><text:span text:style-name="T4"/></text:p>
          <text:p text:style-name="P1"><text:span text:style-name="T4">Do unverified accounts tend to post more engaging videos? Is that a claim or opinion? <text:s/>Or are unverified accounts associated with spam bots help inflate view counts.</text:span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8;p16" draw:style-name="gr1" draw:text-style-name="P3" draw:layer="layout" svg:width="12.554cm" svg:height="1.749cm" svg:x="8.93cm" svg:y="2.907cm">
          <text:p text:style-name="P5"><text:span text:style-name="T5">The TikTok data team compared the relationship between verified_status and video_video_coun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9;p16" draw:style-name="gr1" draw:text-style-name="P3" draw:layer="layout" svg:width="12.554cm" svg:height="4.856cm" svg:x="8.658cm" svg:y="4.792cm">
          <text:p text:style-name="P5"><text:span text:style-name="T5">One of the approaches conducted was to examine the mean values of video_view_count for each group of</text:span></text:p>
          <text:p text:style-name="P5"><text:span text:style-name="T5">Verified_status in the sample data.</text:span></text:p>
          <text:p text:style-name="P5"><text:span text:style-name="T5"/></text:p>
          <text:p text:style-name="P5"><text:span text:style-name="T5">The findings revealed that the majority of accounts were unverified. There were 265,663 unverified accounts, versus 91,439 accounts that were verifie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0;p16" draw:style-name="gr1" draw:text-style-name="P3" draw:layer="layout" svg:width="12.554cm" svg:height="3.038cm" svg:x="8.93cm" svg:y="9.82cm">
          <text:p text:style-name="P5"><text:span text:style-name="T6">verified_status</text:span></text:p>
          <text:p text:style-name="P5"><text:span text:style-name="T6">not verified <text:s text:c="3"/>265663.785339</text:span></text:p>
          <text:p text:style-name="P5"><text:span text:style-name="T6">verified <text:s text:c="8"/>91439.164167</text:span></text:p>
          <text:p text:style-name="P6"><text:span text:style-name="T6">Name: video_view_count, dtype: float64</text:span></text:p>
          <text:p text:style-name="P5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1;p16" draw:style-name="gr1" draw:text-style-name="P3" draw:layer="layout" svg:width="12.554cm" svg:height="3.614cm" svg:x="8.658cm" svg:y="13.006cm">
          <text:p text:style-name="P5"><text:span text:style-name="T5">The second approach involved using a two-sample hypothesis test. Consistent with the initial mean value findings, this statistical analysis suggests that the observed differences in the sample data stem from differences in the corresponding population mea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2;p16" draw:style-name="gr1" draw:text-style-name="P3" draw:layer="layout" svg:width="18.967cm" svg:height="4.235cm" svg:x="0.917cm" svg:y="22.431cm">
          <text:p text:style-name="P5"><text:span text:style-name="T5">Moving forward, the team needs to take is building a regression model on verified status.</text:span></text:p>
          <text:p text:style-name="P5"><text:span text:style-name="T5"/></text:p>
          <text:p text:style-name="P5"><text:span text:style-name="T5">A regression model designated for verified_status can help analyze user behavior in this group of users. Next, this context can be used to determine results from a claim classified model that will that will be created afterward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11;g1e3a6309cc6_3_322:notes" draw:style-name="gr4" draw:layer="layout" svg:width="7.359cm" svg:height="9.524cm" svg:x="5.846cm" svg:y="1.905cm" draw:page-number="1" presentation:class="page"/>
          <draw:frame draw:name="Google Shape;412;g1e3a6309cc6_3_322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Google Sans" svg:font-family="'Google Sans'"/>
    <style:font-face style:name="Google Sans SemiBold" svg:font-family="'Google Sans SemiBold'"/>
    <style:font-face style:name="Roboto" svg:font-family="Roboto"/>
    <style:font-face style:name="Work Sans" svg:font-family="'Work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1-background" style:display-name="TITLE_1-background" style:family="presentation">
      <style:graphic-properties draw:stroke="none" draw:fill="solid" draw:fill-color="#ffffff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59cm" fo:page-height="27.9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26cm" svg:stroke-color="#ccccc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4285f4" draw:stroke-linejoin="round" draw:fill="solid" draw:fill-color="#4285f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026cm" svg:stroke-color="#db4437" draw:stroke-linejoin="round" draw:fill="solid" draw:fill-color="#db443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solid" svg:stroke-width="0.026cm" svg:stroke-color="#f4b400" draw:stroke-linejoin="round" draw:fill="solid" draw:fill-color="#f4b4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solid" svg:stroke-width="0.026cm" svg:stroke-color="#0f9d58" draw:stroke-linejoin="round" draw:fill="solid" draw:fill-color="#0f9d5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solid" svg:stroke-width="0.026cm" svg:stroke-color="#cfb991" draw:stroke-linejoin="round" draw:fill="solid" draw:fill-color="#b7b7b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solid" svg:stroke-width="0.106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solid" draw:fill-color="#57575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Mgr14" style:family="graphic" style:parent-style-name="standard">
      <style:graphic-properties draw:stroke="solid" svg:stroke-width="0.026cm" svg:stroke-color="#000000" draw:stroke-linejoin="round" draw:fill="solid" draw:fill-color="#0000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5" style:family="graphic" style:parent-style-name="standard">
      <style:graphic-properties draw:stroke="solid" svg:stroke-width="0.026cm" svg:stroke-color="#4069dd" draw:stroke-linejoin="round" draw:fill="solid" draw:fill-color="#4069d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6" style:family="graphic" style:parent-style-name="standard">
      <style:graphic-properties draw:stroke="solid" svg:stroke-width="0.026cm" svg:stroke-color="#000000" draw:stroke-linejoin="round" draw:fill="solid" draw:fill-color="#ff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7" style:family="graphic" style:parent-style-name="standard">
      <style:graphic-properties draw:stroke="solid" svg:stroke-width="0.026cm" svg:stroke-color="#000000" draw:stroke-linejoin="round" draw:fill="solid" draw:fill-color="#f4b4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8" style:family="graphic" style:parent-style-name="standard">
      <style:graphic-properties draw:stroke="solid" svg:stroke-width="0.026cm" svg:stroke-color="#000000" draw:stroke-linejoin="round" draw:fill="solid" draw:fill-color="#0f9d5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1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4285f4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db4437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f4b400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0f9d58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b7b7b7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575757"/>
      <style:paragraph-properties fo:text-align="start" style:font-independent-line-spacing="true"/>
      <style:text-properties fo:font-size="14pt"/>
    </style:style>
    <style:style style:name="M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4" style:family="paragraph">
      <loext:graphic-properties draw:fill="solid" draw:fill-color="#0000ff"/>
      <style:paragraph-properties fo:text-align="start" style:font-independent-line-spacing="true"/>
      <style:text-properties fo:font-size="14pt"/>
    </style:style>
    <style:style style:name="MP15" style:family="paragraph">
      <loext:graphic-properties draw:fill="solid" draw:fill-color="#4069dd"/>
      <style:paragraph-properties fo:text-align="start" style:font-independent-line-spacing="true"/>
      <style:text-properties fo:font-size="14pt"/>
    </style:style>
    <style:style style:name="MP16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Work Sans" fo:font-size="15pt" fo:letter-spacing="normal" fo:font-style="normal" style:text-underline-style="none" fo:font-weight="normal" style:font-name-asian="Work Sans" style:font-size-asian="15pt" style:font-style-asian="normal" style:font-weight-asian="normal" style:font-name-complex="Work Sans" style:font-size-complex="1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1" style:display-name="TITLE_1" style:page-layout-name="PM1" draw:style-name="Mdp1">
      <draw:custom-shape draw:name="Google Shape;195;p8" draw:style-name="Mgr3" draw:text-style-name="MP5" draw:layer="backgroundobjects" svg:width="12.494cm" svg:height="1.111cm" svg:x="9.02cm" svg:y="3.32cm">
        <text:p text:style-name="MP13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9;p10" draw:style-name="Mgr4" draw:text-style-name="MP6" draw:layer="backgroundobjects" svg:width="0.043cm" svg:height="18.244cm" svg:x="8.426cm" svg:y="2.605cm">
        <text:p/>
        <draw:enhanced-geometry draw:mirror-horizontal="false" draw:mirror-vertical="false" svg:viewBox="0 0 21600 21600" draw:type="mso-spt32" draw:enhanced-path="M 0 0 L 21600 21600 N"/>
      </draw:custom-shape>
      <draw:g draw:name="Google Shape;251;p10">
        <draw:custom-shape draw:name="Google Shape;252;p10" draw:style-name="Mgr5" draw:text-style-name="MP7" draw:layer="layout" svg:width="0.015cm" svg:height="5.264cm" draw:transform="rotate (1.5707963267949) translate (0.529cm 2.518cm)">
          <text:p text:style-name="MP1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3;p10" draw:style-name="Mgr6" draw:text-style-name="MP8" draw:layer="layout" svg:width="0.015cm" svg:height="5.264cm" draw:transform="rotate (1.5707963267949) translate (5.794cm 2.518cm)">
          <text:p text:style-name="MP1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10" draw:style-name="Mgr7" draw:text-style-name="MP9" draw:layer="layout" svg:width="0.015cm" svg:height="5.264cm" draw:transform="rotate (1.5707963267949) translate (11.059cm 2.518cm)">
          <text:p text:style-name="MP1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10" draw:style-name="Mgr8" draw:text-style-name="MP10" draw:layer="layout" svg:width="0.015cm" svg:height="5.264cm" draw:transform="rotate (1.5707963267949) translate (16.324cm 2.518cm)">
          <text:p text:style-name="MP1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oogle Shape;256;p10">
        <draw:custom-shape draw:name="Google Shape;257;p10" draw:style-name="Mgr5" draw:text-style-name="MP7" draw:layer="layout" svg:width="0.015cm" svg:height="5.264cm" draw:transform="rotate (1.5707963267949) translate (0.529cm 2.605cm)">
          <text:p text:style-name="MP1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10" draw:style-name="Mgr6" draw:text-style-name="MP8" draw:layer="layout" svg:width="0.015cm" svg:height="5.264cm" draw:transform="rotate (1.5707963267949) translate (5.794cm 2.605cm)">
          <text:p text:style-name="MP1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;p10" draw:style-name="Mgr7" draw:text-style-name="MP9" draw:layer="layout" svg:width="0.015cm" svg:height="5.264cm" draw:transform="rotate (1.5707963267949) translate (11.059cm 2.605cm)">
          <text:p text:style-name="MP1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0;p10" draw:style-name="Mgr8" draw:text-style-name="MP10" draw:layer="layout" svg:width="0.015cm" svg:height="5.264cm" draw:transform="rotate (1.5707963267949) translate (16.324cm 2.605cm)">
          <text:p text:style-name="MP1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Google Shape;261;p10" draw:style-name="Mgr9" draw:text-style-name="MP11" draw:layer="backgroundobjects" svg:width="4.975cm" svg:height="29.278cm" draw:transform="skewX (-1.27847875151385E-017) rotate (-0.072431163957764) translate (21.814cm -0.187cm)">
        <text:p text:style-name="MP13"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262;p10" presentation:style-name="TITLE_5f_1-outline1" draw:layer="backgroundobjects" svg:width="8.431cm" svg:height="23.613cm" svg:x="9.867cm" svg:y="4.093cm" presentation:class="outline" presentation:placeholder="true" presentation:user-transformed="true">
        <draw:text-box/>
      </draw:frame>
      <draw:custom-shape draw:name="Google Shape;263;p10" draw:style-name="Mgr10" draw:text-style-name="MP5" draw:layer="backgroundobjects" svg:width="8.559cm" svg:height="0.791cm" svg:x="1.417cm" svg:y="26.83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64;p10" draw:style-name="Mgr11" draw:text-style-name="MP5" draw:layer="backgroundobjects" svg:width="21.144cm" svg:height="6.608cm" svg:x="0.444cm" svg:y="20.84cm">
        <text:p text:style-name="MP13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65;p10">
        <draw:custom-shape draw:name="Google Shape;266;p10" draw:style-name="Mgr5" draw:text-style-name="MP7" draw:layer="layout" svg:width="0.015cm" svg:height="5.264cm" draw:transform="rotate (1.5707963267949) translate (0.529cm 2.518cm)">
          <text:p text:style-name="MP1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10" draw:style-name="Mgr6" draw:text-style-name="MP8" draw:layer="layout" svg:width="0.015cm" svg:height="5.264cm" draw:transform="rotate (1.5707963267949) translate (5.794cm 2.518cm)">
          <text:p text:style-name="MP1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10" draw:style-name="Mgr7" draw:text-style-name="MP9" draw:layer="layout" svg:width="0.015cm" svg:height="5.264cm" draw:transform="rotate (1.5707963267949) translate (11.059cm 2.518cm)">
          <text:p text:style-name="MP1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10" draw:style-name="Mgr8" draw:text-style-name="MP10" draw:layer="layout" svg:width="0.015cm" svg:height="5.264cm" draw:transform="rotate (1.5707963267949) translate (16.324cm 2.518cm)">
          <text:p text:style-name="MP1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oogle Shape;270;p10">
        <draw:custom-shape draw:name="Google Shape;271;p10" draw:style-name="Mgr5" draw:text-style-name="MP7" draw:layer="layout" svg:width="0.015cm" svg:height="5.264cm" draw:transform="rotate (1.5707963267949) translate (0.529cm 2.605cm)">
          <text:p text:style-name="MP1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;p10" draw:style-name="Mgr6" draw:text-style-name="MP8" draw:layer="layout" svg:width="0.015cm" svg:height="5.264cm" draw:transform="rotate (1.5707963267949) translate (5.794cm 2.605cm)">
          <text:p text:style-name="MP1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10" draw:style-name="Mgr7" draw:text-style-name="MP9" draw:layer="layout" svg:width="0.015cm" svg:height="5.264cm" draw:transform="rotate (1.5707963267949) translate (11.059cm 2.605cm)">
          <text:p text:style-name="MP1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10" draw:style-name="Mgr8" draw:text-style-name="MP10" draw:layer="layout" svg:width="0.015cm" svg:height="5.264cm" draw:transform="rotate (1.5707963267949) translate (16.324cm 2.605cm)">
          <text:p text:style-name="MP1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Google Shape;274;p10" draw:style-name="Mgr12" draw:text-style-name="MP12" draw:layer="backgroundobjects" svg:width="4.975cm" svg:height="29.278cm" draw:transform="skewX (-1.27847875151385E-017) rotate (-0.072431163957764) translate (21.814cm -0.187cm)">
        <text:p text:style-name="MP13"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275;p10" draw:style-name="Mgr13" draw:text-style-name="MP5" draw:layer="backgroundobjects" svg:width="6.274cm" svg:height="1.143cm" svg:x="0.807cm" svg:y="2.596cm">
        <text:p text:style-name="MP13"><text:span text:style-name="MT1">ISSUE / PROBLE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76;p10">
        <draw:custom-shape draw:name="Google Shape;277;p10" draw:style-name="Mgr14" draw:text-style-name="MP14" draw:layer="layout" svg:width="0.328cm" svg:height="0.519cm" svg:x="0.532cm" svg:y="2.891cm">
          <text:p text:style-name="MP1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78;p10" draw:style-name="Mgr15" draw:text-style-name="MP15" draw:layer="layout" svg:width="0.328cm" svg:height="0.407cm" svg:x="0.478cm" svg:y="2.945cm">
          <text:p text:style-name="MP1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</draw:g>
      <draw:custom-shape draw:name="Google Shape;279;p10" draw:style-name="Mgr13" draw:text-style-name="MP5" draw:layer="backgroundobjects" svg:width="6.274cm" svg:height="1.143cm" svg:x="0.858cm" svg:y="7.782cm">
        <text:p text:style-name="MP13"><text:span text:style-name="MT1">RESPONSE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80;p10">
        <draw:custom-shape draw:name="Google Shape;281;p10" draw:style-name="Mgr16" draw:text-style-name="MP16" draw:layer="layout" svg:width="0.328cm" svg:height="0.519cm" svg:x="0.583cm" svg:y="8.077cm">
          <text:p text:style-name="MP1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82;p10" draw:style-name="Mgr6" draw:text-style-name="MP8" draw:layer="layout" svg:width="0.328cm" svg:height="0.407cm" svg:x="0.529cm" svg:y="8.131cm">
          <text:p text:style-name="MP1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</draw:g>
      <draw:custom-shape draw:name="Google Shape;283;p10" draw:style-name="Mgr13" draw:text-style-name="MP5" draw:layer="backgroundobjects" svg:width="6.274cm" svg:height="1.143cm" svg:x="0.807cm" svg:y="15cm">
        <text:p text:style-name="MP13"><text:span text:style-name="MT1">IMPACT <text:s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84;p10">
        <draw:custom-shape draw:name="Google Shape;285;p10" draw:style-name="Mgr17" draw:text-style-name="MP9" draw:layer="layout" svg:width="0.328cm" svg:height="0.519cm" svg:x="0.532cm" svg:y="15.295cm">
          <text:p text:style-name="MP1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86;p10" draw:style-name="Mgr7" draw:text-style-name="MP9" draw:layer="layout" svg:width="0.328cm" svg:height="0.407cm" svg:x="0.478cm" svg:y="15.349cm">
          <text:p text:style-name="MP1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</draw:g>
      <draw:custom-shape draw:name="Google Shape;287;p10" draw:style-name="Mgr10" draw:text-style-name="MP5" draw:layer="backgroundobjects" svg:width="8.559cm" svg:height="0.791cm" svg:x="-6.891cm" svg:y="25.35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88;p10" draw:style-name="Mgr13" draw:text-style-name="MP5" draw:layer="backgroundobjects" svg:width="17.425cm" svg:height="1.143cm" svg:x="0.877cm" svg:y="20.84cm">
        <text:p text:style-name="MP13"><text:span text:style-name="MT1">KEY INSIGHT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89;p10">
        <draw:custom-shape draw:name="Google Shape;290;p10" draw:style-name="Mgr18" draw:text-style-name="MP10" draw:layer="layout" svg:width="0.328cm" svg:height="0.519cm" svg:x="0.532cm" svg:y="21.133cm">
          <text:p text:style-name="MP1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291;p10" draw:style-name="Mgr8" draw:text-style-name="MP10" draw:layer="layout" svg:width="0.328cm" svg:height="0.407cm" svg:x="0.478cm" svg:y="21.187cm">
          <text:p text:style-name="MP13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</draw:g>
      <draw:frame draw:name="Google Shape;292;p10" presentation:style-name="TITLE_5f_1-outline1" draw:layer="backgroundobjects" svg:width="8.431cm" svg:height="23.613cm" svg:x="11.263cm" svg:y="12.944cm" presentation:class="outline" presentation:placeholder="true" presentation:user-transformed="true">
        <draw:text-box/>
      </draw:frame>
      <presentation:notes style:page-layout-name="PM2">
        <draw:page-thumbnail presentation:style-name="TITLE_5f_1-title" draw:layer="backgroundobjects" svg:width="19.798cm" svg:height="11.136cm" svg:x="0.6cm" svg:y="2.257cm" presentation:class="page"/>
        <draw:frame presentation:style-name="TITLE_5f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2"/>
    <meta:generator>LibreOfficeDev/6.0.5.2$Linux_X86_64 LibreOffice_project/</meta:generator>
  </office:meta>
</office:document-meta>
</file>